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3" svg:font-family="Arial" style:font-adornments="Обычный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4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209in"/>
    </style:style>
    <style:style style:name="co4" style:family="table-column">
      <style:table-column-properties fo:break-before="auto" style:column-width="0.88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6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ext-properties style:font-name="Arial" fo:font-weight="bold" style:font-weight-asian="bold" style:font-weight-complex="bold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3"/>
    </style:style>
  </office:automatic-styles>
  <office:body>
    <office:spreadsheet>
      <table:table table:name="cable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Generate Static .in  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GenCableStatic?language=Basic&amp;location=document" xlink:type="simple"/>
              </office:event-listeners>
            </form:button>
            <form:button form:name="Кнопка 1" form:control-implementation="ooo:com.sun.star.form.component.CommandButton" xml:id="control2" form:id="control2" form:label="Generate Dyn (const) .in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GenCableDyn?language=Basic&amp;location=document" xlink:type="simple"/>
              </office:event-listeners>
            </form:button>
            <form:button form:name="Push Button 3" form:control-implementation="ooo:com.sun.star.form.component.CommandButton" xml:id="control3" form:id="control3" form:label="Push Button 2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1" draw:text-style-name="P1" svg:width="2.0878in" svg:height="0.2791in" svg:x="3.5094in" svg:y="2.3146in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table:number-columns-spanned="5" table:number-rows-spanned="1">
            <text:p>Cable under quazi static loading</text:p>
          </table:table-cell>
          <table:covered-table-cell/>
          <table:covered-table-cell table:style-name="ce4"/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>
            <office:annotation draw:style-name="gr1" draw:text-style-name="P2" svg:width="1.1413in" svg:height="0.5457in" svg:x="4.4874in" svg:y="0.1654in" draw:caption-point-x="-0.224in" draw:caption-point-y="0.0063in">
              <dc:date>2013-03-28T00:00:00</dc:date>
              <text:p text:style-name="P2"><text:span text:style-name="T1">Don't remove or change this header</text:span></text:p>
            </office:annotation>
            <text:p>INPUT DATA</text:p>
          </table:table-cell>
          <table:table-cell table:number-columns-repeated="4"/>
        </table:table-row>
        <table:table-row table:style-name="ro1">
          <table:table-cell table:style-name="ce2" office:value-type="string">
            <text:p>Span L=</text:p>
          </table:table-cell>
          <table:table-cell table:style-name="ce6" office:value-type="float" office:value="300">
            <text:p>300</text:p>
          </table:table-cell>
          <table:table-cell office:value-type="string">
            <text:p>Ft =</text:p>
          </table:table-cell>
          <table:table-cell table:style-name="ce9" table:formula="of:=0.3048*[.B3]" office:value-type="float" office:value="91.44">
            <text:p>91.44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Initial Sag Value f0=</text:p>
          </table:table-cell>
          <table:table-cell table:style-name="ce6" office:value-type="float" office:value="3.5">
            <text:p>3.5</text:p>
          </table:table-cell>
          <table:table-cell table:style-name="ce13" office:value-type="string">
            <text:p>Ft =</text:p>
          </table:table-cell>
          <table:table-cell table:style-name="ce9" table:formula="of:=0.3048*[.B4]" office:value-type="float" office:value="1.0668">
            <text:p>1.07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3" office:value-type="string">
            <text:p>Diameter d =</text:p>
          </table:table-cell>
          <table:table-cell table:style-name="ce6" office:value-type="float" office:value="1.57">
            <text:p>1.57</text:p>
          </table:table-cell>
          <table:table-cell office:value-type="string">
            <text:p>in =</text:p>
          </table:table-cell>
          <table:table-cell table:style-name="ce9" table:formula="of:=0.0254*[.B5]" office:value-type="float" office:value="0.039878">
            <text:p>0.04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3" office:value-type="string">
            <text:p>Young's Modulus E=</text:p>
          </table:table-cell>
          <table:table-cell table:style-name="ce6" office:value-type="float" office:value="24000">
            <text:p>24000</text:p>
          </table:table-cell>
          <table:table-cell office:value-type="string">
            <text:p>ksi =</text:p>
          </table:table-cell>
          <table:table-cell table:style-name="ce10" table:formula="of:=6894757*[.B6]" office:value-type="float" office:value="165474168000">
            <text:p>1.65E+11</text:p>
          </table:table-cell>
          <table:table-cell office:value-type="string">
            <text:p>Pa</text:p>
          </table:table-cell>
          <table:table-cell table:number-columns-repeated="2"/>
        </table:table-row>
        <table:table-row table:style-name="ro1">
          <table:table-cell table:style-name="ce3" office:value-type="string">
            <text:p>Weight / Length q=</text:p>
          </table:table-cell>
          <table:table-cell table:style-name="ce6" office:value-type="float" office:value="5.9">
            <text:p>5.9</text:p>
          </table:table-cell>
          <table:table-cell office:value-type="string">
            <text:p>lb/ft =</text:p>
          </table:table-cell>
          <table:table-cell table:style-name="ce9" table:formula="of:=0.4535924*[.B7]/0.3048" office:value-type="float" office:value="8.78016784776903">
            <text:p>8.78</text:p>
          </table:table-cell>
          <table:table-cell office:value-type="string">
            <text:p>kg/m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5" table:number-rows-spanned="1">
            <text:p>Cable under the moving force</text:p>
          </table:table-cell>
          <table:covered-table-cell table:style-name="ce7"/>
          <table:covered-table-cell/>
          <table:covered-table-cell table:style-name="ce9"/>
          <table:covered-table-cell/>
          <table:table-cell table:number-columns-repeated="2"/>
        </table:table-row>
        <table:table-row table:style-name="ro1">
          <table:table-cell table:style-name="ce2" office:value-type="string">
            <text:p>Vertical Force F=</text:p>
          </table:table-cell>
          <table:table-cell table:style-name="ce6" office:value-type="float" office:value="2200">
            <text:p>2200</text:p>
          </table:table-cell>
          <table:table-cell office:value-type="string">
            <text:p>lb =</text:p>
          </table:table-cell>
          <table:table-cell table:style-name="ce15" table:formula="of:=0.4535924*[.B9]*9.81" office:value-type="float" office:value="9789.4311768">
            <text:p>9789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nstant/Max Speed V=</text:p>
          </table:table-cell>
          <table:table-cell table:style-name="ce6" office:value-type="float" office:value="40">
            <text:p>40</text:p>
          </table:table-cell>
          <table:table-cell table:style-name="ce13" office:value-type="string">
            <text:p>mph =</text:p>
          </table:table-cell>
          <table:table-cell table:style-name="ce9" table:formula="of:=0.44704*[.B10]" office:value-type="float" office:value="17.8816">
            <text:p>17.88</text:p>
          </table:table-cell>
          <table:table-cell office:value-type="string">
            <text:p>m/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/>
          <table:table-cell table:style-name="ce8"/>
          <table:table-cell table:number-columns-repeated="5"/>
        </table:table-row>
        <table:table-row table:style-name="ro1">
          <table:table-cell table:style-name="ce2">
            <draw:control table:end-cell-address="cable.A16" table:end-x="2.6539in" table:end-y="0.0524in" draw:z-index="0" draw:text-style-name="P1" svg:width="2.0705in" svg:height="0.2606in" svg:x="0.5835in" svg:y="0.128in" draw:control="control1"/>
          </table:table-cell>
          <table:table-cell table:style-name="ce8"/>
          <table:table-cell table:number-columns-repeated="5"/>
        </table:table-row>
        <table:table-row table:style-name="ro1">
          <table:table-cell table:style-name="ce2"/>
          <table:table-cell table:style-name="ce8"/>
          <table:table-cell table:number-columns-repeated="5"/>
        </table:table-row>
        <table:table-row table:style-name="ro1">
          <table:table-cell table:style-name="ce4"/>
          <table:table-cell table:style-name="ce8"/>
          <table:table-cell table:number-columns-repeated="5"/>
        </table:table-row>
        <table:table-row table:style-name="ro1">
          <table:table-cell table:style-name="ce4" office:value-type="string">
            <text:p>OUTPUT DATA</text:p>
          </table:table-cell>
          <table:table-cell table:number-columns-repeated="6"/>
        </table:table-row>
        <table:table-row table:style-name="ro1">
          <table:table-cell table:style-name="ce3" office:value-type="string">
            <text:p>S0=</text:p>
          </table:table-cell>
          <table:table-cell table:style-name="ce9" table:formula="of:=[.D3]+(8/3)*[.D4]^2/[.D3]" office:value-type="float" office:value="91.4731893333333">
            <text:p>91.47</text:p>
          </table:table-cell>
          <table:table-cell office:value-type="string">
            <text:p>m</text:p>
          </table:table-cell>
          <table:table-cell table:style-name="ce9" table:formula="of:=3.28084*[.B18]" office:value-type="float" office:value="300.108898492373">
            <text:p>300.11</text:p>
          </table:table-cell>
          <table:table-cell office:value-type="string">
            <text:p>ft</text:p>
          </table:table-cell>
          <table:table-cell/>
          <table:table-cell>
            <draw:control table:end-cell-address="cable.G18" table:end-x="0.7819in" table:end-y="0.0748in" draw:z-index="2" draw:text-style-name="P1" svg:width="0.0331in" svg:height="0.0004in" svg:x="0.7488in" svg:y="0.0752in" draw:control="control3"/>
          </table:table-cell>
        </table:table-row>
        <table:table-row table:style-name="ro2">
          <table:table-cell table:style-name="ce3" office:value-type="string">
            <text:p>Area =</text:p>
          </table:table-cell>
          <table:table-cell table:style-name="ce10" table:formula="of:=PI()*[.D5]^2/4" office:value-type="float" office:value="0.00124898326522742">
            <text:p>1.25E-03</text:p>
          </table:table-cell>
          <table:table-cell office:value-type="string">
            <text:p>m<text:span text:style-name="T2">²</text:span></text:p>
          </table:table-cell>
          <table:table-cell table:number-columns-repeated="4"/>
        </table:table-row>
        <table:table-row table:style-name="ro2">
          <table:table-cell table:style-name="ce3" office:value-type="string">
            <text:p>p=q/A=</text:p>
          </table:table-cell>
          <table:table-cell table:style-name="ce10" table:formula="of:=9.81*[.D7]/[.B19]" office:value-type="float" office:value="68962.8508120407">
            <text:p>6.90E+04</text:p>
          </table:table-cell>
          <table:table-cell office:value-type="string">
            <text:p>N/m<text:span text:style-name="T2">³</text:span></text:p>
          </table:table-cell>
          <table:table-cell table:number-columns-repeated="4"/>
        </table:table-row>
        <table:table-row table:style-name="ro1">
          <table:table-cell table:style-name="ce3" office:value-type="string">
            <text:p>Final Sag Value f=</text:p>
          </table:table-cell>
          <table:table-cell table:style-name="ce9" table:formula="of:=CABLE_F_1([.B18];[.B20];[.D3];[.D6])" office:value-type="float" office:value="1.44374011027319">
            <text:p>1.44</text:p>
          </table:table-cell>
          <table:table-cell office:value-type="string">
            <text:p>m</text:p>
          </table:table-cell>
          <table:table-cell table:style-name="ce16" table:formula="of:=3.28084*[.B21]" office:value-type="float" office:value="4.73668030338869">
            <text:p>4.74</text:p>
          </table:table-cell>
          <table:table-cell table:style-name="ce17" office:value-type="string">
            <text:p>Ft = L/</text:p>
          </table:table-cell>
          <table:table-cell table:style-name="ce18" table:formula="of:=[.B3]/[.D21]" office:value-type="float" office:value="63.3354967582203">
            <text:p>63.34</text:p>
          </table:table-cell>
          <table:table-cell/>
        </table:table-row>
        <table:table-row table:style-name="ro1">
          <table:table-cell table:style-name="ce5" office:value-type="string">
            <text:p>disp=f-f0=</text:p>
          </table:table-cell>
          <table:table-cell table:style-name="ce11" table:formula="of:=[.B21]-[.D4]" office:value-type="float" office:value="0.376940110273188">
            <text:p>0.38</text:p>
          </table:table-cell>
          <table:table-cell table:style-name="ce14" office:value-type="string">
            <text:p>m</text:p>
          </table:table-cell>
          <table:table-cell table:style-name="ce9" table:formula="of:=3.28084*[.B22]" office:value-type="float" office:value="1.23668019138869">
            <text:p>1.24</text:p>
          </table:table-cell>
          <table:table-cell office:value-type="string">
            <text:p>f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tress =</text:p>
          </table:table-cell>
          <table:table-cell table:style-name="ce10" table:formula="of:=[.B20]*[.D3]^2/(8*[.B21])" office:value-type="float" office:value="49923914.6100839">
            <text:p>4.99E+07</text:p>
          </table:table-cell>
          <table:table-cell office:value-type="string">
            <text:p>Pa</text:p>
          </table:table-cell>
          <table:table-cell table:style-name="ce9" table:formula="of:=0.0001450377*[.B23]/1000" office:value-type="float" office:value="7.24084975004297">
            <text:p>7.24</text:p>
          </table:table-cell>
          <table:table-cell office:value-type="string">
            <text:p>ksi</text:p>
          </table:table-cell>
          <table:table-cell table:number-columns-repeated="2"/>
        </table:table-row>
        <table:table-row table:style-name="ro1">
          <table:table-cell table:style-name="ce5" office:value-type="string">
            <text:p>Tension Force = Stress*Area =</text:p>
          </table:table-cell>
          <table:table-cell table:style-name="ce12" table:formula="of:=[.B23]*[.B19]" office:value-type="float" office:value="62354.1338826376">
            <text:p>6.24E+04</text:p>
          </table:table-cell>
          <table:table-cell table:style-name="ce14" office:value-type="string">
            <text:p>N </text:p>
          </table:table-cell>
          <table:table-cell table:style-name="ce15" table:formula="of:=0.2248089*[.B24]" office:value-type="float" office:value="14017.7642486085">
            <text:p>14018</text:p>
          </table:table-cell>
          <table:table-cell office:value-type="string">
            <text:p>lbf</text:p>
          </table:table-cell>
          <table:table-cell table:number-columns-repeated="2"/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wocables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4" form:id="control4" form:label="Generate Impact .in  fil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twocables?language=Basic&amp;location=document" xlink:type="simple"/>
              </office:event-listeners>
            </form:button>
            <form:button form:name="Push Button 3" form:control-implementation="ooo:com.sun.star.form.component.CommandButton" xml:id="control5" form:id="control5" form:label="Push Button 2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table:number-columns-spanned="5" table:number-rows-spanned="1">
            <text:p>Cable under quazi static loading</text:p>
          </table:table-cell>
          <table:covered-table-cell/>
          <table:covered-table-cell table:style-name="ce4"/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>
            <office:annotation draw:style-name="gr1" draw:text-style-name="P2" svg:width="1.1413in" svg:height="0.5457in" svg:x="4.4874in" svg:y="0.165in" draw:caption-point-x="-0.224in" draw:caption-point-y="0.0067in">
              <dc:date>2013-03-28T00:00:00</dc:date>
              <text:p text:style-name="P2"><text:span text:style-name="T1">Don't remove or change this header</text:span></text:p>
            </office:annotation>
            <text:p>INPUT DATA</text:p>
          </table:table-cell>
          <table:table-cell table:number-columns-repeated="4"/>
        </table:table-row>
        <table:table-row table:style-name="ro1">
          <table:table-cell table:style-name="ce2" office:value-type="string">
            <text:p>Span L=</text:p>
          </table:table-cell>
          <table:table-cell table:style-name="ce6" office:value-type="float" office:value="300">
            <text:p>300</text:p>
          </table:table-cell>
          <table:table-cell office:value-type="string">
            <text:p>Ft =</text:p>
          </table:table-cell>
          <table:table-cell table:style-name="ce9" table:formula="of:=0.3048*[.B3]" office:value-type="float" office:value="91.44">
            <text:p>91.44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Initial Sag Value f0=</text:p>
          </table:table-cell>
          <table:table-cell table:style-name="ce6" office:value-type="float" office:value="3.5">
            <text:p>3.5</text:p>
          </table:table-cell>
          <table:table-cell table:style-name="ce13" office:value-type="string">
            <text:p>Ft =</text:p>
          </table:table-cell>
          <table:table-cell table:style-name="ce9" table:formula="of:=0.3048*[.B4]" office:value-type="float" office:value="1.0668">
            <text:p>1.07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3" office:value-type="string">
            <text:p>Diameter d =</text:p>
          </table:table-cell>
          <table:table-cell table:style-name="ce6" office:value-type="float" office:value="1.57">
            <text:p>1.57</text:p>
          </table:table-cell>
          <table:table-cell office:value-type="string">
            <text:p>in =</text:p>
          </table:table-cell>
          <table:table-cell table:style-name="ce9" table:formula="of:=0.0254*[.B5]" office:value-type="float" office:value="0.039878">
            <text:p>0.04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3" office:value-type="string">
            <text:p>Young's Modulus E=</text:p>
          </table:table-cell>
          <table:table-cell table:style-name="ce6" office:value-type="float" office:value="24000">
            <text:p>24000</text:p>
          </table:table-cell>
          <table:table-cell office:value-type="string">
            <text:p>ksi =</text:p>
          </table:table-cell>
          <table:table-cell table:style-name="ce10" table:formula="of:=6894757*[.B6]" office:value-type="float" office:value="165474168000">
            <text:p>1.65E+11</text:p>
          </table:table-cell>
          <table:table-cell office:value-type="string">
            <text:p>Pa</text:p>
          </table:table-cell>
          <table:table-cell table:number-columns-repeated="2"/>
        </table:table-row>
        <table:table-row table:style-name="ro1">
          <table:table-cell table:style-name="ce3" office:value-type="string">
            <text:p>Weight / Length q=</text:p>
          </table:table-cell>
          <table:table-cell table:style-name="ce6" office:value-type="float" office:value="5.9">
            <text:p>5.9</text:p>
          </table:table-cell>
          <table:table-cell office:value-type="string">
            <text:p>lb/ft =</text:p>
          </table:table-cell>
          <table:table-cell table:style-name="ce9" table:formula="of:=0.4535924*[.B7]/0.3048" office:value-type="float" office:value="8.78016784776903">
            <text:p>8.78</text:p>
          </table:table-cell>
          <table:table-cell office:value-type="string">
            <text:p>kg/m</text:p>
          </table:table-cell>
          <table:table-cell table:number-columns-repeated="2"/>
        </table:table-row>
        <table:table-row table:style-name="ro1">
          <table:table-cell table:style-name="ce3" office:value-type="string">
            <text:p>Distance between cables w=</text:p>
          </table:table-cell>
          <table:table-cell table:style-name="ce6" office:value-type="float" office:value="12">
            <text:p>12</text:p>
          </table:table-cell>
          <table:table-cell table:style-name="ce13" office:value-type="string">
            <text:p>Ft =</text:p>
          </table:table-cell>
          <table:table-cell table:style-name="ce9" table:formula="of:=0.3048*[.B8]" office:value-type="float" office:value="3.6576">
            <text:p>3.66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5" table:number-rows-spanned="1">
            <text:p>Cable under the moving force</text:p>
          </table:table-cell>
          <table:covered-table-cell table:style-name="ce7"/>
          <table:covered-table-cell/>
          <table:covered-table-cell table:style-name="ce9"/>
          <table:covered-table-cell/>
          <table:table-cell table:number-columns-repeated="2"/>
        </table:table-row>
        <table:table-row table:style-name="ro1">
          <table:table-cell table:style-name="ce2" office:value-type="string">
            <text:p>Vertical Force F=</text:p>
          </table:table-cell>
          <table:table-cell table:style-name="ce6" office:value-type="float" office:value="2200">
            <text:p>2200</text:p>
          </table:table-cell>
          <table:table-cell office:value-type="string">
            <text:p>lb =</text:p>
          </table:table-cell>
          <table:table-cell table:style-name="ce15" table:formula="of:=0.4535924*[.B10]*9.81" office:value-type="float" office:value="9789.4311768">
            <text:p>9789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nstant/Max Speed V=</text:p>
          </table:table-cell>
          <table:table-cell table:style-name="ce6" office:value-type="float" office:value="40">
            <text:p>40</text:p>
          </table:table-cell>
          <table:table-cell table:style-name="ce13" office:value-type="string">
            <text:p>mph =</text:p>
          </table:table-cell>
          <table:table-cell table:style-name="ce9" table:formula="of:=0.44704*[.B11]" office:value-type="float" office:value="17.8816">
            <text:p>17.88</text:p>
          </table:table-cell>
          <table:table-cell office:value-type="string">
            <text:p>m/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>
            <draw:control table:end-cell-address="twocables.D16" table:end-x="0.0213in" table:end-y="0.0445in" draw:z-index="0" draw:text-style-name="P1" svg:width="2.0843in" svg:height="0.3512in" svg:x="2.2043in" svg:y="0.0295in" draw:control="control4"/>
          </table:table-cell>
          <table:table-cell table:style-name="ce8"/>
          <table:table-cell table:number-columns-repeated="5"/>
        </table:table-row>
        <table:table-row table:style-name="ro1" table:number-rows-repeated="2">
          <table:table-cell table:style-name="ce2"/>
          <table:table-cell table:style-name="ce8"/>
          <table:table-cell table:number-columns-repeated="5"/>
        </table:table-row>
        <table:table-row table:style-name="ro1">
          <table:table-cell table:style-name="ce4"/>
          <table:table-cell table:style-name="ce8"/>
          <table:table-cell table:number-columns-repeated="5"/>
        </table:table-row>
        <table:table-row table:style-name="ro1">
          <table:table-cell table:style-name="ce4" office:value-type="string">
            <text:p>OUTPUT DATA</text:p>
          </table:table-cell>
          <table:table-cell table:number-columns-repeated="6"/>
        </table:table-row>
        <table:table-row table:style-name="ro1">
          <table:table-cell table:style-name="ce3" office:value-type="string">
            <text:p>S0=</text:p>
          </table:table-cell>
          <table:table-cell table:style-name="ce9" table:formula="of:=[.D3]+(8/3)*[.D4]^2/[.D3]" office:value-type="float" office:value="91.4731893333333">
            <text:p>91.47</text:p>
          </table:table-cell>
          <table:table-cell office:value-type="string">
            <text:p>m</text:p>
          </table:table-cell>
          <table:table-cell table:style-name="ce9" table:formula="of:=3.28084*[.B19]" office:value-type="float" office:value="300.108898492373">
            <text:p>300.11</text:p>
          </table:table-cell>
          <table:table-cell office:value-type="string">
            <text:p>ft</text:p>
          </table:table-cell>
          <table:table-cell/>
          <table:table-cell>
            <draw:control table:end-cell-address="twocables.G19" table:end-x="0.7819in" table:end-y="0.076in" draw:z-index="1" draw:text-style-name="P1" svg:width="0.0331in" svg:height="0.0004in" svg:x="0.7488in" svg:y="0.076in" draw:control="control5"/>
          </table:table-cell>
        </table:table-row>
        <table:table-row table:style-name="ro2">
          <table:table-cell table:style-name="ce3" office:value-type="string">
            <text:p>Area =</text:p>
          </table:table-cell>
          <table:table-cell table:style-name="ce10" table:formula="of:=PI()*[.D5]^2/4" office:value-type="float" office:value="0.00124898326522742">
            <text:p>1.25E-03</text:p>
          </table:table-cell>
          <table:table-cell office:value-type="string">
            <text:p>m<text:span text:style-name="T2">²</text:span></text:p>
          </table:table-cell>
          <table:table-cell table:number-columns-repeated="4"/>
        </table:table-row>
        <table:table-row table:style-name="ro2">
          <table:table-cell table:style-name="ce3" office:value-type="string">
            <text:p>p=q/A=</text:p>
          </table:table-cell>
          <table:table-cell table:style-name="ce10" table:formula="of:=9.81*[.D7]/[.B20]" office:value-type="float" office:value="68962.8508120407">
            <text:p>6.90E+04</text:p>
          </table:table-cell>
          <table:table-cell office:value-type="string">
            <text:p>N/m<text:span text:style-name="T2">³</text:span></text:p>
          </table:table-cell>
          <table:table-cell table:number-columns-repeated="4"/>
        </table:table-row>
        <table:table-row table:style-name="ro1">
          <table:table-cell table:style-name="ce3" office:value-type="string">
            <text:p>Final Sag Value f=</text:p>
          </table:table-cell>
          <table:table-cell table:style-name="ce9" table:formula="of:=CABLE_F_1([.B19];[.B21];[.D3];[.D6])" office:value-type="float" office:value="1.44374011027319">
            <text:p>1.44</text:p>
          </table:table-cell>
          <table:table-cell office:value-type="string">
            <text:p>m</text:p>
          </table:table-cell>
          <table:table-cell table:style-name="ce16" table:formula="of:=3.28084*[.B22]" office:value-type="float" office:value="4.73668030338869">
            <text:p>4.74</text:p>
          </table:table-cell>
          <table:table-cell table:style-name="ce17" office:value-type="string">
            <text:p>Ft = L/</text:p>
          </table:table-cell>
          <table:table-cell table:style-name="ce18" table:formula="of:=[.B3]/[.D22]" office:value-type="float" office:value="63.3354967582203">
            <text:p>63.34</text:p>
          </table:table-cell>
          <table:table-cell/>
        </table:table-row>
        <table:table-row table:style-name="ro1">
          <table:table-cell table:style-name="ce5" office:value-type="string">
            <text:p>disp=f-f0=</text:p>
          </table:table-cell>
          <table:table-cell table:style-name="ce11" table:formula="of:=[.B22]-[.D4]" office:value-type="float" office:value="0.376940110273188">
            <text:p>0.38</text:p>
          </table:table-cell>
          <table:table-cell table:style-name="ce14" office:value-type="string">
            <text:p>m</text:p>
          </table:table-cell>
          <table:table-cell table:style-name="ce9" table:formula="of:=3.28084*[.B23]" office:value-type="float" office:value="1.23668019138869">
            <text:p>1.24</text:p>
          </table:table-cell>
          <table:table-cell office:value-type="string">
            <text:p>f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tress =</text:p>
          </table:table-cell>
          <table:table-cell table:style-name="ce10" table:formula="of:=[.B21]*[.D3]^2/(8*[.B22])" office:value-type="float" office:value="49923914.6100839">
            <text:p>4.99E+07</text:p>
          </table:table-cell>
          <table:table-cell office:value-type="string">
            <text:p>Pa</text:p>
          </table:table-cell>
          <table:table-cell table:style-name="ce9" table:formula="of:=0.0001450377*[.B24]/1000" office:value-type="float" office:value="7.24084975004297">
            <text:p>7.24</text:p>
          </table:table-cell>
          <table:table-cell office:value-type="string">
            <text:p>ksi</text:p>
          </table:table-cell>
          <table:table-cell table:number-columns-repeated="2"/>
        </table:table-row>
        <table:table-row table:style-name="ro1">
          <table:table-cell table:style-name="ce5" office:value-type="string">
            <text:p>Tension Force = Stress*Area =</text:p>
          </table:table-cell>
          <table:table-cell table:style-name="ce12" table:formula="of:=[.B24]*[.B20]" office:value-type="float" office:value="62354.1338826376">
            <text:p>6.24E+04</text:p>
          </table:table-cell>
          <table:table-cell table:style-name="ce14" office:value-type="string">
            <text:p>N </text:p>
          </table:table-cell>
          <table:table-cell table:style-name="ce15" table:formula="of:=0.2248089*[.B25]" office:value-type="float" office:value="14017.7642486085">
            <text:p>14018</text:p>
          </table:table-cell>
          <table:table-cell office:value-type="string">
            <text:p>lbf</text:p>
          </table:table-cell>
          <table:table-cell table:number-columns-repeated="2"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3" svg:font-family="Arial" style:font-adornments="Обычный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8">
      <number:number number:decimal-places="5" number:min-integer-digits="1"/>
    </number:number-style>
    <number:number-style style:name="N149">
      <number:number number:decimal-places="6" number:min-integer-digits="1"/>
    </number:number-style>
    <number:currency-style style:name="N15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51P0"/>
    </number:currency-style>
    <number:number-style style:name="N152">
      <number:number number:decimal-places="4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style:style style:name="Default" style:family="table-cell">
      <style:table-cell-properties style:rotation-align="none"/>
      <style:text-properties style:font-name="Arial1" fo:language="zxx" fo:country="none" style:language-asian="zxx" style:country-asian="none" style:font-name-complex="Arial1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6H45M47S</meta:editing-duration>
    <meta:editing-cycles>328</meta:editing-cycles>
    <meta:generator>LibreOffice/3.5$Linux_X86_64 LibreOffice_project/350m1$Build-2</meta:generator>
    <dc:date>2013-05-12T21:44:45</dc:date>
    <dc:creator>le </dc:creator>
    <meta:document-statistic meta:table-count="2" meta:cell-count="147" meta:object-count="5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twocables


' Reading Data from "cable" sheet
Dim Doc as Object
Dim Sheet as Object
Dim SearchDesc as Object
Dim Found as Object
Dim CellAdr0 as Object


 Doc = ThisComponent
  Sheet = Doc.Sheets.getByName("twocables")
  SearchDesc = Sheet.createSearchDescriptor()
  SearchDesc.SearchString = "INPUT DATA"
  Found = Sheet.findAll(SearchDesc)
  CellAdr0 = Found(0).getCellAddress
	  i0=CellAdr0.Row
	  j0=CellAdr0.Column
			
	L=Sheet.getCellByPosition(j0+1,i0+1).Value 'm
	f0=Sheet.getCellByPosition(j0+1,i0+2).Value 'm
	d=Sheet.getCellByPosition(j0+1,i0+3).Value
	E=Sheet.getCellByPosition(j0+1,i0+4).Value
	q=Sheet.getCellByPosition(j0+1,i0+5).Value
	w=Sheet.getCellByPosition(j0+1,i0+6).Value
	
	Force=Sheet.getCellByPosition(j0+1,i0+8).Value
	Speed=Sheet.getCellByPosition(j0+1,i0+9).Value
	
'Additional data (can be changed only here)
tpl=0.01
DensPl=(2*Force/9.81)/(w*w*tpl)
Mass=2*Force/9.81
N=200 'number or elements / cable
t1=5 'time to get max max amplituden, sec
t2=2 'full to wait after getting static state, sec
stress_max=E/20 'Max tension force

'density
Area=3.1416*d^2/4
q=q/Area


tvmax=L/Speed 'Time to get max. speed
acc=Speed^2/L


'Writing .in file for Impact-FEM software

Dim iNumber As Integer
Dim aFile As String

aFile = ConvertToURL(Doc.URL &amp; "_2cables.in") 
iNumber = Freefile


Open aFile For Output As #iNumber

Print #iNumber,"# Cable Problem (2 cables)"
Print #iNumber,"# Span = "&amp;Str(L)&amp;" m"
Print #iNumber,"# Sag = "&amp;Str(f0)&amp;" m"
Print #iNumber,"# dia = "&amp;Str(d)&amp;" m"
Print #iNumber,"# Young's Modulus E = "&amp;Str(E)&amp;" Pa"
Print #iNumber,"# Density = Weight/Len/Area = "&amp;Str(q)&amp;" kg/m^3"
Print #iNumber,"# Max Stress = "&amp;Str(stress_max)&amp;" Pa"
Print #iNumber,"# "
Print #iNumber," "
Print #iNumber," "
Print #iNumber," "
Print #iNumber,"CONTROLS "
Print #iNumber,"run from 0.0 to  "&amp;Str(t1+t2+2*tvmax)
Print #iNumber,"print every 0.01 step "
Print #iNumber," "
Print #iNumber," "
Print #iNumber,"MATERIALS OF TYPE ELASTIC "
Print #iNumber,"CableSteel E = "&amp;Str(E)&amp;" RHO = "&amp;Str(q)&amp;" NU = 0.3   FAILURE_STRESS = "&amp; Str(stress_max)

Print #iNumber,"Carrier E = "&amp;Str(E)&amp;" RHO = "&amp;Str(DensPl)&amp;" NU = 0.3   FAILURE_STRESS = "&amp; Str(stress_max)
Print #iNumber," "
Print #iNumber," "
Print #iNumber,"CONSTRAINTS OF TYPE BOUNDARY_CONDITION "
Print #iNumber,"FIXED_ALL VX = 0 VY = 0 VZ = 0 VRX = 0 VRY = 0 VRZ = 0 AX = 0 AY = 0 AZ = 0 ARX = 0 ARY = 0 ARZ = 0 "
Print #iNumber," "
Print #iNumber," "
Print #iNumber,"LOADS  "
Print #iNumber,"GRAVITY AY = [0,0,"&amp;Str(t1)&amp;",-9.81,"&amp;Str(t1+t2+2*tvmax)&amp;",-9.81] "
Print #iNumber," "
Print #iNumber," "
Print #iNumber,"CONSTRAINTS OF TYPE BOUNDARY_CONDITION "
Print #iNumber,"MOVE_X VX = [0,0,"&amp;Str(t1+t2)&amp;",0,"&amp;Str(t1+t2+tvmax)&amp;","&amp;Str(Speed)&amp;","&amp;Str(t1+t2+2*tvmax)&amp;",0]   VZ = 0 AZ = 0   VRY = 0 ARY = 0 "
Print #iNumber,"FIX_CABLE VZ = 0 AZ = 0 "
Print #iNumber," "
Print #iNumber,"Trackers of Type Nodeforce"
Print #iNumber,"1 nodes = [1] direction = x+ filename = nodeforce1.trk "
Print #iNumber,"2 nodes = ["&amp;Str(N+1)&amp;"] direction = x+ filename = nodeforce2.trk "
Print #iNumber," "
Print #iNumber," "
Print #iNumber,"Trackers of Type RodForce"
Print #iNumber,"1 element = [1] filename = rodforce.trk"
Print #iNumber," "
Print #iNumber," "
Print #iNumber,"Trackers of Type NodeDisplacement"
Print #iNumber,"1 node = ["&amp;Str(Int(N/2+1/2))&amp;"] direction = y filename = nodedisp.trk"
Print #iNumber," "
Print #iNumber," "
Print #iNumber,"NODES "

Print #iNumber,"1  X = 0.0 	Y = 0.0 	Z = 0.0 	Constraint = FIXED_ALL 	Load = GRAVITY"
	For i=2 To N
	y=(4*f0/L^2)*(((i-1)*L/N)-L/2)^2-f0
	Print #iNumber,Str(i)&amp;"  X="&amp;Str((i-1)*L/N)&amp;"  Y ="&amp;Str(y)&amp;" 	Z = 0.0 	Load = GRAVITY  Constraint = FIX_CABLE "
	Next i
Print #iNumber,Str(N+1)&amp;"  X = "&amp;Str(L)&amp;"  Y = 0.0 	Z = 0.0 	Constraint = FIXED_ALL 	Load = GRAVITY"

Print #iNumber," "

Print #iNumber,Str(N+2)&amp;"  X = 0.0 	Y = 0.0 	Z = "&amp;Str(w)&amp;" 	Constraint = FIXED_ALL 	Load = GRAVITY"
	For i=2 To N
	y=(4*f0/L^2)*(((i-1)*L/N)-L/2)^2-f0
	Print #iNumber,Str(i+N+1)&amp;"  X="&amp;Str((i-1)*L/N)&amp;"  Y ="&amp;Str(y)&amp;" 	Z = "&amp;Str(w)&amp;" 	Load = GRAVITY  Constraint = FIX_CABLE"
	Next i
Print #iNumber,Str(2*N+2)&amp;"  X = "&amp;Str(L)&amp;"  Y = 0.0 	Z = "&amp;Str(w)&amp;" 	Constraint = FIXED_ALL 	Load = GRAVITY"

'посл элемент номер 2*N+2


Print #iNumber," "
Print #iNumber,Str(2*N+3)&amp;"  X = 0  Y = "&amp;Str(tpl*0.5+0.51*d)&amp;" 	Z = "&amp;Str(-5*d)&amp;" 	 	Load = GRAVITY Constraint = MOVE_X "
Print #iNumber,Str(2*N+4)&amp;"  X = "&amp;Str(w)&amp;"  Y =  "&amp;Str(tpl*0.5+0.51*d)&amp;"  	Z = "&amp;Str(-5*d)&amp;"  	Load = GRAVITY   Constraint = MOVE_X "
Print #iNumber,Str(2*N+5)&amp;"  X = "&amp;Str(w)&amp;"  Y =  "&amp;Str(tpl*0.5+0.51*d)&amp;"  	Z = "&amp;Str(w+5*d)&amp;" 	 	Load = GRAVITY   Constraint = MOVE_X "
Print #iNumber,Str(2*N+6)&amp;"  X = 0  Y =  "&amp;Str(tpl*0.5+0.51*d)&amp;"  	Z = "&amp;Str(w+5*d)&amp;" 	 	Load = GRAVITY Constraint = MOVE_X "

'Print #iNumber,Str(2*N+7)&amp;"  X = 0  Y = "&amp;Str(-10*d)&amp;" 	Z = "&amp;Str(-3*d)&amp;" 	 	Load = GRAVITY"
'Print #iNumber,Str(2*N+8)&amp;"  X = "&amp;Str(w/2)&amp;"  Y =  "&amp;Str(-10*d)&amp;"  	Z = "&amp;Str(-3*d)&amp;"  	Load = GRAVITY"
'Print #iNumber,Str(2*N+9)&amp;"  X = "&amp;Str(w/2)&amp;"  Y =  "&amp;Str(-10*d)&amp;"  	Z = "&amp;Str(w+3*d)&amp;" 	 	Load = GRAVITY"
'Print #iNumber,Str(2*N+10)&amp;"  X = 0  Y =  "&amp;Str(-10*d)&amp;"  	Z = "&amp;Str(w+3*d)&amp;" 	 	Load = GRAVITY"


Print #iNumber," "
Print #iNumber,"ELEMENTS OF TYPE Rod_2"
For i=1 To N
Print #iNumber,Str(i)&amp;"  nodes = ["&amp;Str(i)&amp;","&amp;Str(i+1)&amp;"] 	D = "&amp;Str(d)&amp;"  Material = CableSteel  Factor = "&amp;Str(9.81*Mass)&amp;"  Friction = 0.01"
Next i

Print #iNumber," "
For i=1 To N
Print #iNumber,Str(i+N)&amp;"  nodes = ["&amp;Str(i+N+1)&amp;","&amp;Str(i+N+2)&amp;"] 	D = "&amp;Str(d)&amp;"  Material = CableSteel  Factor =  "&amp;Str(9.81*Mass)&amp;"  Friction = 0.01"
Next i

'посл элемент номер 2*N


Print #iNumber," "
Print #iNumber,"elements of type shell_C0_3 "
Print #iNumber,Str(2*N+1)&amp;"   nodes = ["&amp;Str(2*N+3)&amp;","&amp;Str(2*N+5)&amp;","&amp;Str(2*N+6)&amp;"]   material = carrier  t = "&amp;Str(tpl)&amp;" CONTACT=Edge Factor = "&amp;Str(9.81*Mass)&amp;"   Friction = 0.01"
Print #iNumber,Str(2*N+2)&amp;"   nodes = ["&amp;Str(2*N+3)&amp;","&amp;Str(2*N+4)&amp;","&amp;Str(2*N+5)&amp;"]    material = carrier  t = "&amp;Str(tpl)&amp;" CONTACT=Edge Factor = "&amp;Str(9.81*Mass)&amp;"   Friction = 0.01"

'Print #iNumber,Str(2*N+3)&amp;"   nodes = ["&amp;Str(2*N+7)&amp;","&amp;Str(2*N+4)&amp;","&amp;Str(2*N+3)&amp;"]  material = carrier  t = "&amp;Str(tpl)&amp;" CONTACT=Edge Factor = "&amp;Str(0.00005*E)&amp;"   Friction = 0"
'Print #iNumber,Str(2*N+4)&amp;"   nodes = ["&amp;Str(2*N+7)&amp;","&amp;Str(2*N+8)&amp;","&amp;Str(2*N+4)&amp;"]  material = carrier  t = "&amp;Str(tpl)&amp;" CONTACT=Edge Factor = "&amp;Str(0.00005*E)&amp;"   Friction = 0"


'Print #iNumber,Str(2*N+5)&amp;"   nodes = ["&amp;Str(2*N+10)&amp;","&amp;Str(2*N+5)&amp;","&amp;Str(2*N+6)&amp;"]  material = carrier  t = "&amp;Str(tpl)&amp;" CONTACT=Edge Factor = "&amp;Str(0.00005*E)&amp;"   Friction = 0"
'Print #iNumber,Str(2*N+6)&amp;"   nodes = ["&amp;Str(2*N+10)&amp;","&amp;Str(2*N+9)&amp;","&amp;Str(2*N+5)&amp;"]  material = carrier  t = "&amp;Str(tpl)&amp;" CONTACT=Edge Factor = "&amp;Str(0.00005*E)&amp;"   Friction = 0"

Close #iNumber


End Sub

















Sub GenCableStatic


' Reading Data from "cable" sheet
Dim Doc as Object
Dim Sheet as Object
Dim SearchDesc as Object
Dim Found as Object
Dim CellAdr0 as Object


 Doc = ThisComponent
  Sheet = Doc.Sheets.getByName("cable")
  SearchDesc = Sheet.createSearchDescriptor()
  SearchDesc.SearchString = "INPUT DATA"
  Found = Sheet.findAll(SearchDesc)
  CellAdr0 = Found(0).getCellAddress
	  i0=CellAdr0.Row
	  j0=CellAdr0.Column
			
	L=Sheet.getCellByPosition(j0+1,i0+1).Value 'm
	f0=Sheet.getCellByPosition(j0+1,i0+2).Value 'm
	d=Sheet.getCellByPosition(j0+1,i0+3).Value
	E=Sheet.getCellByPosition(j0+1,i0+4).Value
	q=Sheet.getCellByPosition(j0+1,i0+5).Value

'Additional data (can be changed only here)
N=50 'number or elements / cable
t1=10 'time to get max max amplituden, sec
t2=15 'full time, sec
stress_max=E/500 'Max tension force

'density
Area=3.1416*d^2/4
q=q/Area


'Writing .in file for Impact-FEM software

Dim iNumber As Integer
Dim aFile As String

aFile = ConvertToURL(Doc.URL &amp; "_static.in") 
iNumber = Freefile


Open aFile For Output As #iNumber

Print #iNumber,"# Cable Problem (Cable under quazi static loading)"
Print #iNumber,"# Span = "&amp;Str(L)&amp;" m"
Print #iNumber,"# Sag = "&amp;Str(f0)&amp;" m"
Print #iNumber,"# dia = "&amp;Str(d)&amp;" m"
Print #iNumber,"# Young's Modulus E = "&amp;Str(E)&amp;" Pa"
Print #iNumber,"# Density = Weight/Len/Area = "&amp;Str(q)&amp;" kg/m^3"
Print #iNumber,"# Max Stress = "&amp;Str(stress_max)&amp;" N"
Print #iNumber,"# "
Print #iNumber," "
Print #iNumber," "
Print #iNumber," "
Print #iNumber,"CONTROLS "
Print #iNumber,"run from 0.0 to  "&amp;Str(t2)
Print #iNumber,"print every 0.01 step "
Print #iNumber," "
Print #iNumber," "
Print #iNumber,"MATERIALS OF TYPE ELASTIC "
Print #iNumber,"CableSteel E = "&amp;Str(E)&amp;" RHO = "&amp;Str(q)&amp;" NU = 0.3   FAILURE_STRESS = "&amp; Str(stress_max)
Print #iNumber," "
Print #iNumber," "
Print #iNumber,"CONSTRAINTS OF TYPE BOUNDARY_CONDITION "
Print #iNumber,"FIXED_ALL VX = 0 VY = 0 VZ = 0 VRX = 0 VRY = 0 VRZ = 0 AX = 0 AY = 0 AZ = 0 ARX = 0 ARY = 0 ARZ = 0 "
Print #iNumber," "
Print #iNumber," "
Print #iNumber,"LOADS  "
Print #iNumber,"GRAVITY AY = [0,0,"&amp;Str(t1)&amp;",-9.81,"&amp;Str(t2)&amp;",-9.81] "
Print #iNumber," "
Print #iNumber," "
Print #iNumber,"Trackers of Type Nodeforce"
Print #iNumber,"1 nodes = [1] direction = x+ filename = nodeforce1.trk "
Print #iNumber,"2 nodes = ["&amp;Str(N+1)&amp;"] direction = x+ filename = nodeforce2.trk "
Print #iNumber," "
Print #iNumber," "
Print #iNumber,"Trackers of Type RodForce"
Print #iNumber,"1 element = [1] filename = rodforce.trk"
Print #iNumber," "
Print #iNumber," "
Print #iNumber,"Trackers of Type NodeDisplacement"
Print #iNumber,"1 node = ["&amp;Str(Int(N/2+1/2))&amp;"] direction = y filename = nodedisp.trk"
Print #iNumber," "
Print #iNumber," "
Print #iNumber,"NODES "

Print #iNumber,"1  X = 0.0 	Y = 0.0 	Z = 0.0 	Constraint = FIXED_ALL 	Load = GRAVITY"
	For i=2 To N
	y=(4*f0/L^2)*(((i-1)*L/N)-L/2)^2-f0
	Print #iNumber,Str(i)&amp;"  X="&amp;Str((i-1)*L/N)&amp;"  Y ="&amp;Str(y)&amp;" 	Z = 0.0 	Load = GRAVITY"
	Next i
Print #iNumber,Str(N+1)&amp;"  X = "&amp;Str(L)&amp;"  Y = 0.0 	Z = 0.0 	Constraint = FIXED_ALL 	Load = GRAVITY"
Print #iNumber," "
Print #iNumber," "
Print #iNumber,"ELEMENTS OF TYPE Rod_2"
For i=1 To N
Print #iNumber,Str(i)&amp;"  nodes = ["&amp;Str(i)&amp;","&amp;Str(i+1)&amp;"] 	D = "&amp;Str(d)&amp;"  Material = CableSteel"
Next i


Close #iNumber


End Sub



Sub GenCableDyn


' Reading Data from "cable" sheet
Dim Doc as Object
Dim Sheet as Object
Dim SearchDesc as Object
Dim Found as Object
Dim CellAdr0 as Object


 Doc = ThisComponent
  Sheet = Doc.Sheets.getByName("cable")
  SearchDesc = Sheet.createSearchDescriptor()
  SearchDesc.SearchString = "INPUT DATA"
  Found = Sheet.findAll(SearchDesc)
  CellAdr0 = Found(0).getCellAddress
	  i0=CellAdr0.Row
	  j0=CellAdr0.Column
			
	L=Sheet.getCellByPosition(j0+1,i0+1).Value 'm
	f0=Sheet.getCellByPosition(j0+1,i0+2).Value 'm
	d=Sheet.getCellByPosition(j0+1,i0+3).Value
	E=Sheet.getCellByPosition(j0+1,i0+4).Value
	q=Sheet.getCellByPosition(j0+1,i0+5).Value

	Force=Sheet.getCellByPosition(j0+1,i0+7).Value
	Speed=Sheet.getCellByPosition(j0+1,i0+8).Value	
	

'Additional data (can be changed only here)
N=50 'number or elements / cable

stress_max=E/500 'Max tension force

'density
Area=3.1416*d^2/4
q=q/Area 'kg/m^3
dm=q*L*Area/N 'kg 

t1=10 'time to get max acceleration, sec
t2=15 'full time, sec
t0=(L/N)/Speed
amax=-9.81-Force/dm
tmax=t2+L/Speed



'Writing .in file for Impact-FEM software

Dim iNumber As Integer
Dim aFile As String

aFile = ConvertToURL(Doc.URL &amp; "_dyn.in") 
iNumber = Freefile


Open aFile For Output As #iNumber

Print #iNumber,"# Cable Problem (Moving Force /no mass)"
Print #iNumber,"# Span = "&amp;Str(L)&amp;" m"
Print #iNumber,"# Sag = "&amp;Str(f0)&amp;" m"
Print #iNumber,"# dia = "&amp;Str(d)&amp;" m"
Print #iNumber,"# Young's Modulus E = "&amp;Str(E)&amp;" Pa"
Print #iNumber,"# Density = Weight/Len/Area = "&amp;Str(q)&amp;" kg/m^3"
Print #iNumber,"# Max Stress = "&amp;Str(stress_max)&amp;" N"
Print #iNumber,"# "
Print #iNumber,"# Moving Force = "&amp;Str(Force)&amp;" N"
Print #iNumber,"# at speed = "&amp;Str(Speed)&amp;" m/s"
Print #iNumber," "
Print #iNumber," "
Print #iNumber," "
Print #iNumber,"CONTROLS "
Print #iNumber,"run from 0.0 to  "&amp;Str(tmax)
Print #iNumber,"print every 0.01 step "
Print #iNumber," "
Print #iNumber," "
Print #iNumber,"MATERIALS OF TYPE ELASTIC "
Print #iNumber,"CableSteel E = "&amp;Str(E)&amp;" RHO = "&amp;Str(q)&amp;" NU = 0.3   FAILURE_STRESS = "&amp; Str(stress_max)
Print #iNumber," "
Print #iNumber," "
Print #iNumber,"CONSTRAINTS OF TYPE BOUNDARY_CONDITION "
Print #iNumber,"FIXED_ALL VX = 0 VY = 0 VZ = 0 VRX = 0 VRY = 0 VRZ = 0 AX = 0 AY = 0 AZ = 0 ARX = 0 ARY = 0 ARZ = 0 "
Print #iNumber," "
Print #iNumber," "
Print #iNumber,"LOADS  "
Print #iNumber,"GRAVITY AY = [0,0,"&amp;Str(t1)&amp;",-9.81,"&amp;Str(tmax)&amp;",-9.81] "
	For i=2 To N
	ti=(L/N)*(i-1)/Speed
	Print #iNumber,"GRAVITY"&amp;Trim(Str(i))&amp;"  AY = [0,0,"&amp;Str(t1)&amp;",-9.81,"&amp;Str(t2+ti-t0)&amp;",-9.81,"&amp;Str(t2+ti)&amp;","&amp;Str(amax)&amp;","&amp;Str(t2+ti+t0)&amp;",-9.81,"&amp;Str(tmax)&amp;",-9.81] "
	Next i
Print #iNumber," "
Print #iNumber," "
Print #iNumber,"Trackers of Type Nodeforce"
Print #iNumber,"1 nodes = [1] direction = x+ filename = nodeforce1.trk "
Print #iNumber,"2 nodes = ["&amp;Str(N+1)&amp;"] direction = x+ filename = nodeforce2.trk "
Print #iNumber," "
Print #iNumber," "
Print #iNumber,"Trackers of Type RodForce"
Print #iNumber,"1 element = [1] filename = rodforce.trk"
Print #iNumber," "
Print #iNumber," "
Print #iNumber,"Trackers of Type NodeDisplacement"
Print #iNumber,"1 node = ["&amp;Str(Int(N/2+1/2))&amp;"] direction = y filename = nodedisp.trk"
Print #iNumber," "
Print #iNumber," "
Print #iNumber,"NODES "

Print #iNumber,"1  X = 0.0 	Y = 0.0 	Z = 0.0 	Constraint = FIXED_ALL 	Load = GRAVITY"
	For i=2 To N
	y=(4*f0/L^2)*(((i-1)*L/N)-L/2)^2-f0
	Print #iNumber,Str(i)&amp;"  X="&amp;Str((i-1)*L/N)&amp;"  Y ="&amp;Str(y)&amp;" 	Z = 0.0 	Load = GRAVITY"&amp;Trim(Str(i))
	Next i
Print #iNumber,Str(N+1)&amp;"  X = "&amp;Str(L)&amp;"  Y = 0.0 	Z = 0.0 	Constraint = FIXED_ALL 	Load = GRAVITY"
Print #iNumber," "
Print #iNumber," "
Print #iNumber,"ELEMENTS OF TYPE Rod_2"
For i=1 To N
Print #iNumber,Str(i)&amp;"  nodes = ["&amp;Str(i)&amp;","&amp;Str(i+1)&amp;"] 	D = "&amp;Str(d)&amp;"  Material = CableSteel"
Next i


Close #iNumber


End Sub



Function cable_f_1(L0,p,l,E)

cable_f_1=((l*sqr(-l*(32*E^2*L0^3+(-96*l*E^2-9*l^3*p^2)*L0^2+96*l^2*E^2*L0-32*l^3*E^2)))/(128*E)+(3*l^3*p*L0)/(128*E))^(1/3)-(l^2-l*L0)/(8*((l*sqr(-l*(32*E^2*L0^3+(-96*l*E^2-9*l^3*p^2)*L0^2+96*l^2*E^2*L0-32*l^3*E^2)))/(128*E)+(3*l^3*p*L0)/(128*E))^(1/3))

End Function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